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056" officeooo:paragraph-rsid="001f2056"/>
    </style:style>
    <style:style style:name="P2" style:family="paragraph" style:parent-style-name="Standard">
      <style:text-properties officeooo:rsid="0020fca9" officeooo:paragraph-rsid="0020fca9"/>
    </style:style>
    <style:style style:name="P3" style:family="paragraph" style:parent-style-name="Standard">
      <style:text-properties officeooo:rsid="00228836" officeooo:paragraph-rsid="00228836"/>
    </style:style>
    <style:style style:name="P4" style:family="paragraph" style:parent-style-name="Standard">
      <style:text-properties fo:font-style="normal" officeooo:rsid="0020fca9" officeooo:paragraph-rsid="0020fca9" style:font-style-asian="normal" style:font-style-complex="normal"/>
    </style:style>
    <style:style style:name="P5" style:family="paragraph" style:parent-style-name="Standard">
      <style:text-properties fo:font-style="normal" officeooo:rsid="00228836" officeooo:paragraph-rsid="00228836" style:font-style-asian="normal" style:font-style-complex="normal"/>
    </style:style>
    <style:style style:name="P6" style:family="paragraph" style:parent-style-name="Standard">
      <style:text-properties fo:font-style="normal" fo:font-weight="bold" officeooo:rsid="0025f355" officeooo:paragraph-rsid="0025f355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25f355" officeooo:paragraph-rsid="0025f35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rsid="00247201" officeooo:paragraph-rsid="00247201"/>
    </style:style>
    <style:style style:name="P9" style:family="paragraph" style:parent-style-name="Standard">
      <style:text-properties fo:font-style="normal" fo:font-weight="normal" officeooo:rsid="0025f355" officeooo:paragraph-rsid="0025f35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65324" officeooo:paragraph-rsid="00265324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che is a high speed data storage layer which stores subset of data.</text:p>
      <text:p text:style-name="P1"/>
      <text:p text:style-name="P1">Varnish cache is a free open source and high performance web application accelerator . It is a fast reverse http proxy that cache content to speed up your web performance</text:p>
      <text:p text:style-name="P1"/>
      <text:p text:style-name="P1">when a client request for contents varnish accepts the http request send the request to the origin server </text:p>
      <text:p text:style-name="P1">caches the returned objects and replies to the client request <text:s text:c="2"/></text:p>
      <text:p text:style-name="P1"/>
      <text:p text:style-name="P2">steps </text:p>
      <text:p text:style-name="P2">sudo apt install varnish </text:p>
      <text:p text:style-name="P2">sudo systemctl start varnish</text:p>
      <text:p text:style-name="P2">sudo systemctl enable varnish</text:p>
      <text:p text:style-name="P2">sudo systemctl status varnish</text:p>
      <text:p text:style-name="P2"/>
      <text:p text:style-name="P2">change port 6081 to 82</text:p>
      <text:p text:style-name="P2"/>
      <text:p text:style-name="P2">sudo nano /<text:span text:style-name="T1">etc</text:span><text:span text:style-name="T2">/default/varnish</text:span></text:p>
      <text:p text:style-name="P4"/>
      <text:p text:style-name="P4">O/p</text:p>
      <text:p text:style-name="P4"/>
      <text:p text:style-name="P4"># Listen on port 6081, administration on localhost:6082, and forward to</text:p>
      <text:p text:style-name="P4"># one content server selected by the vcl file, based on the request.</text:p>
      <text:p text:style-name="P4">#</text:p>
      <text:p text:style-name="P4">DAEMON_OPTS="-a :82 \</text:p>
      <text:p text:style-name="P4"><text:s text:c="13"/>-T localhost:6082 \</text:p>
      <text:p text:style-name="P4"><text:s text:c="13"/>-f /etc/varnish/default.vcl \</text:p>
      <text:p text:style-name="P4"><text:s text:c="13"/>-S /etc/varnish/secret \</text:p>
      <text:p text:style-name="P4"><text:s text:c="13"/>-s malloc,256m"</text:p>
      <text:p text:style-name="P4"/>
      <text:p text:style-name="P4">apache port 81 add in default.vcl file </text:p>
      <text:p text:style-name="P4"/>
      <text:p text:style-name="P2"><text:span text:style-name="T2">sudo nano /</text:span><text:span text:style-name="T1">etc</text:span><text:span text:style-name="T2">/varnish/default.vcl</text:span></text:p>
      <text:p text:style-name="P4"/>
      <text:p text:style-name="P4">O/p</text:p>
      <text:p text:style-name="P4"/>
      <text:p text:style-name="P4"/>
      <text:p text:style-name="P4"># Default backend definition. Set this to point to your content server.</text:p>
      <text:p text:style-name="P4">backend default {</text:p>
      <text:p text:style-name="P4"><text:s text:c="4"/>.host = "127.0.0.1";</text:p>
      <text:p text:style-name="P4"><text:s text:c="4"/>.port = "81";</text:p>
      <text:p text:style-name="P4">}</text:p>
      <text:p text:style-name="P4"/>
      <text:p text:style-name="P5">change port in systemd varnish.service ‘82’</text:p>
      <text:p text:style-name="P5"/>
      <text:p text:style-name="P3"><text:span text:style-name="T2">sudo nano /</text:span><text:span text:style-name="T1">lib</text:span><text:span text:style-name="T2">/systemd/system/varnish.service</text:span></text:p>
      <text:p text:style-name="P5"><text:s/></text:p>
      <text:p text:style-name="P5">O/p</text:p>
      <text:p text:style-name="P5"/>
      <text:p text:style-name="P5"># Default log size is 80MB vsl + 1M vsm + header -&gt; 82MB</text:p>
      <text:p text:style-name="P5"><text:soft-page-break/># unit is bytes</text:p>
      <text:p text:style-name="P5">LimitMEMLOCK=85983232</text:p>
      <text:p text:style-name="P5">ExecStart=/usr/sbin/varnishd \</text:p>
      <text:p text:style-name="P5"><text:s text:c="10"/>-j unix,user=vcache \</text:p>
      <text:p text:style-name="P5"><text:s text:c="10"/>-F \</text:p>
      <text:p text:style-name="P5"><text:s text:c="10"/>-a :82 \</text:p>
      <text:p text:style-name="P5"><text:s text:c="10"/>-T localhost:6082 \</text:p>
      <text:p text:style-name="P5"><text:s text:c="10"/>-f /etc/varnish/default.vcl \</text:p>
      <text:p text:style-name="P5"><text:s text:c="10"/>-S /etc/varnish/secret \</text:p>
      <text:p text:style-name="P5"><text:s text:c="10"/>-s malloc,256m</text:p>
      <text:p text:style-name="P5">ExecReload=/usr/share/varnish/varnishreload</text:p>
      <text:p text:style-name="P5">ProtectSystem=full</text:p>
      <text:p text:style-name="P5">ProtectHome=true</text:p>
      <text:p text:style-name="P5">PrivateTmp=true</text:p>
      <text:p text:style-name="P5">PrivateDevices=true</text:p>
      <text:p text:style-name="P5"/>
      <text:p text:style-name="P5">curl -I localhost:82</text:p>
      <text:p text:style-name="P5"/>
      <text:p text:style-name="P5">O/p</text:p>
      <text:p text:style-name="P5"/>
      <text:p text:style-name="P5">HTTP/1.1 200 OK</text:p>
      <text:p text:style-name="P5">Date: Wed, 26 Apr 2023 07:51:40 GMT</text:p>
      <text:p text:style-name="P5">Server: Apache/2.4.52 (Ubuntu)</text:p>
      <text:p text:style-name="P5">Last-Modified: Thu, 06 Apr 2023 10:18:29 GMT</text:p>
      <text:p text:style-name="P5">Vary: Accept-Encoding</text:p>
      <text:p text:style-name="P5">Content-Type: text/html</text:p>
      <text:p text:style-name="P5">X-Varnish: 32777</text:p>
      <text:p text:style-name="P5">Age: 0</text:p>
      <text:p text:style-name="P5">Via: 1.1 varnish (Varnish/6.6)</text:p>
      <text:p text:style-name="P5">ETag: W/"29af-5f8a83ae483f3-gzip"</text:p>
      <text:p text:style-name="P5">Accept-Ranges: bytes</text:p>
      <text:p text:style-name="P5">Connection: keep-alive</text:p>
      <text:p text:style-name="P5"/>
      <text:p text:style-name="P5"/>
      <text:p text:style-name="P5"/>
      <text:p text:style-name="P5"/>
      <text:p text:style-name="P6">Setup Laravel hit apache hit varnish cache </text:p>
      <text:p text:style-name="P6"><text:s/></text:p>
      <text:p text:style-name="P7">sudo nano /<text:span text:style-name="T1">etc</text:span>/apache2/sites-available/000-default.conf</text:p>
      <text:p text:style-name="P7"/>
      <text:p text:style-name="P7"><text:line-break/>Apache configuration file</text:p>
      <text:p text:style-name="P7"/>
      <text:p text:style-name="P7">&lt;VirtualHost *:81&gt;</text:p>
      <text:p text:style-name="P7"><text:tab/># The ServerName directive sets the request scheme, hostname and port that</text:p>
      <text:p text:style-name="P7"><text:tab/># the server uses to identify itself. This is used when creating</text:p>
      <text:p text:style-name="P7"><text:tab/># redirection URLs. In the context of virtual hosts, the ServerName</text:p>
      <text:p text:style-name="P7"><text:tab/># specifies what hostname must appear in the request's Host: header to</text:p>
      <text:p text:style-name="P7"><text:tab/># match this virtual host. For the default virtual host (this file) this</text:p>
      <text:p text:style-name="P7"><text:soft-page-break/><text:tab/># value is not decisive as it is used as a last resort host regardless.</text:p>
      <text:p text:style-name="P7"><text:tab/># However, you must set it for any further virtual host explicitly.</text:p>
      <text:p text:style-name="P7"><text:tab/>#ServerName www.example.com</text:p>
      <text:p text:style-name="P7"/>
      <text:p text:style-name="P7"><text:tab/>ServerAdmin webmaster@localhost</text:p>
      <text:p text:style-name="P7"/>
      <text:p text:style-name="P7"><text:tab/>DocumentRoot /var/www/html/laravel-app/public</text:p>
      <text:p text:style-name="P7"><text:s text:c="8"/>DirectoryIndex index.php</text:p>
      <text:p text:style-name="P7"/>
      <text:p text:style-name="P7"/>
      <text:p text:style-name="P7"><text:tab/></text:p>
      <text:p text:style-name="P7">#<text:tab/>ProxyPass / http://localhost:80/</text:p>
      <text:p text:style-name="P7">#<text:tab/>ProxyPassReverse / http://localhost:80/</text:p>
      <text:p text:style-name="P7"/>
      <text:p text:style-name="P7"><text:tab/></text:p>
      <text:p text:style-name="P7">#<text:tab/> <text:s/>&lt;Directory /var/www/html&gt;</text:p>
      <text:p text:style-name="P7">#<text:tab/> <text:s text:c="3"/>Options Indexes FollowSymLinks</text:p>
      <text:p text:style-name="P7">#<text:tab/> <text:s/>&lt;/Directory&gt;</text:p>
      <text:p text:style-name="P7"/>
      <text:p text:style-name="P7">#<text:tab/>ProxyPreserveHost On</text:p>
      <text:p text:style-name="P7">#<text:tab/>ProxyPass /blog <text:s/>http://localhost:80/</text:p>
      <text:p text:style-name="P7">#<text:tab/>ProxyPassReverse /blog <text:s/>http://localhost:80/</text:p>
      <text:p text:style-name="P7"/>
      <text:p text:style-name="P7"/>
      <text:p text:style-name="P7"># <text:s text:c="3"/>&lt;FilesMatch \.php$&gt;</text:p>
      <text:p text:style-name="P7"># <text:s text:c="7"/>SetHandler "proxy:unix:/run/php/php8.1-fpm.sock|fcgi://localhost"</text:p>
      <text:p text:style-name="P7"># <text:s text:c="3"/>&lt;/FilesMatch&gt;</text:p>
      <text:p text:style-name="P7"/>
      <text:p text:style-name="P7"><text:tab/>&lt;Directory /var/www/wordpress/&gt;</text:p>
      <text:p text:style-name="P7"><text:tab/></text:p>
      <text:p text:style-name="P7"><text:tab/>AllowOverride All</text:p>
      <text:p text:style-name="P7"><text:tab/>Options Indexes FollowSymLinks MultiViews</text:p>
      <text:p text:style-name="P7"><text:s text:c="8"/>#AllowOverride All</text:p>
      <text:p text:style-name="P7"><text:s text:c="8"/>Order allow,deny</text:p>
      <text:p text:style-name="P7"><text:s text:c="8"/>allow from all</text:p>
      <text:p text:style-name="P7"><text:s text:c="8"/>Require all granted</text:p>
      <text:p text:style-name="P7">&lt;/Directory&gt;</text:p>
      <text:p text:style-name="P7"/>
      <text:p text:style-name="P7"/>
      <text:p text:style-name="P7"><text:tab/> <text:s text:c="2"/>&lt;Directory /var/www/html/laravel-app/public&gt;</text:p>
      <text:p text:style-name="P7"><text:s text:c="8"/>Options Indexes FollowSymLinks MultiViews</text:p>
      <text:p text:style-name="P7"><text:s text:c="7"/>AllowOverride All</text:p>
      <text:p text:style-name="P7"><text:s text:c="8"/>Order allow,deny</text:p>
      <text:p text:style-name="P7"><text:s text:c="8"/>allow from all</text:p>
      <text:p text:style-name="P7"><text:s text:c="8"/>Require all granted</text:p>
      <text:p text:style-name="P7"/>
      <text:p text:style-name="P7"><text:s text:c="3"/>&lt;/Directory&gt;</text:p>
      <text:p text:style-name="P7"><text:tab/># Available loglevels: trace8, ..., trace1, debug, info, notice, warn,</text:p>
      <text:p text:style-name="P7"><text:tab/># error, crit, alert, emerg.</text:p>
      <text:p text:style-name="P7"><text:soft-page-break/><text:tab/># It is also possible to configure the loglevel for particular</text:p>
      <text:p text:style-name="P7"><text:tab/># modules, e.g.</text:p>
      <text:p text:style-name="P7"><text:tab/>#LogLevel info ssl:warn</text:p>
      <text:p text:style-name="P7"/>
      <text:p text:style-name="P7"><text:tab/>ErrorLog ${APACHE_LOG_DIR}/error.log</text:p>
      <text:p text:style-name="P7"><text:tab/>CustomLog ${APACHE_LOG_DIR}/access.log combined</text:p>
      <text:p text:style-name="P7"/>
      <text:p text:style-name="P7"><text:tab/># For most configuration files from conf-available/, which are</text:p>
      <text:p text:style-name="P7"><text:tab/># enabled or disabled at a global level, it is possible to</text:p>
      <text:p text:style-name="P7"><text:tab/># include a line for only one particular virtual host. For example the</text:p>
      <text:p text:style-name="P7"><text:tab/># following line enables the CGI configuration for this host only</text:p>
      <text:p text:style-name="P7"><text:tab/># after it has been globally disabled with "a2disconf".</text:p>
      <text:p text:style-name="P7"><text:tab/>#Include conf-available/serve-cgi-bin.conf</text:p>
      <text:p text:style-name="P7">&lt;/VirtualHost&gt;</text:p>
      <text:p text:style-name="P7"/>
      <text:p text:style-name="P7">#&lt;VirtualHost *:*&gt;</text:p>
      <text:p text:style-name="P7"/>
      <text:p text:style-name="P7">#<text:tab/> <text:s text:c="7"/>ProxyPreserveHost On</text:p>
      <text:p text:style-name="P7"><text:tab/> <text:s text:c="7"/></text:p>
      <text:p text:style-name="P7">#<text:tab/><text:tab/>ProxyPass /blog <text:s/>http://localhost:80/</text:p>
      <text:p text:style-name="P7"># <text:s text:c="7"/><text:tab/>ProxyPassReverse /blog <text:s/>http://localhost:80/</text:p>
      <text:p text:style-name="P7"/>
      <text:p text:style-name="P7"/>
      <text:p text:style-name="P7"/>
      <text:p text:style-name="P7">#&lt;/VirtualHost&gt;</text:p>
      <text:p text:style-name="P7"/>
      <text:p text:style-name="P7"/>
      <text:p text:style-name="P7">edit varnish configuration file go to /<text:span text:style-name="T1">etc</text:span>/varnish/default.vcl</text:p>
      <text:p text:style-name="P7"/>
      <text:p text:style-name="P7">sudo nano /<text:span text:style-name="T1">etc</text:span>/varnish/default.vcl</text:p>
      <text:p text:style-name="P7"/>
      <text:p text:style-name="P7">#</text:p>
      <text:p text:style-name="P7"># This is an example VCL file for Varnish.</text:p>
      <text:p text:style-name="P7">#</text:p>
      <text:p text:style-name="P7"># It does not do anything by default, delegating control to the</text:p>
      <text:p text:style-name="P7"># builtin VCL. The builtin VCL is called when there is no explicit</text:p>
      <text:p text:style-name="P7"># return statement.</text:p>
      <text:p text:style-name="P7">#</text:p>
      <text:p text:style-name="P7"># See the VCL chapters in the Users Guide at https://www.varnish-cache.org/docs/</text:p>
      <text:p text:style-name="P7"># and https://www.varnish-cache.org/trac/wiki/VCLExamples for more examples.</text:p>
      <text:p text:style-name="P7"/>
      <text:p text:style-name="P7"># Marker to tell the VCL compiler that this VCL has been adapted to the</text:p>
      <text:p text:style-name="P7"># new 4.0 format.</text:p>
      <text:p text:style-name="P7">vcl 4.0;</text:p>
      <text:p text:style-name="P7"/>
      <text:p text:style-name="P7"># Default backend definition. Set this to point to your content server.</text:p>
      <text:p text:style-name="P7">#backend nginx {</text:p>
      <text:p text:style-name="P7"># <text:s text:c="3"/>.host = "127.0.0.1";</text:p>
      <text:p text:style-name="P7"># <text:s text:c="3"/>.port = "8082";</text:p>
      <text:p text:style-name="P7"><text:soft-page-break/>#}</text:p>
      <text:p text:style-name="P7"/>
      <text:p text:style-name="P7">backend apache {</text:p>
      <text:p text:style-name="P7"><text:s text:c="4"/>.host = "127.0.0.1";</text:p>
      <text:p text:style-name="P7"><text:s text:c="4"/>.port = "81";</text:p>
      <text:p text:style-name="P7">}</text:p>
      <text:p text:style-name="P7"/>
      <text:p text:style-name="P7"/>
      <text:p text:style-name="P7"/>
      <text:p text:style-name="P7">sub vcl_recv {</text:p>
      <text:p text:style-name="P7"/>
      <text:p text:style-name="P7"><text:s text:c="4"/>if (req.url ~ "\.(png|gif|jpg|swf|css|js)$") {</text:p>
      <text:p text:style-name="P7"><text:s text:c="8"/>return (hash);</text:p>
      <text:p text:style-name="P7"><text:s text:c="4"/>}</text:p>
      <text:p text:style-name="P7"><text:s text:c="4"/>return (pass);</text:p>
      <text:p text:style-name="P7"/>
      <text:p text:style-name="P7"/>
      <text:p text:style-name="P7"># <text:s text:c="3"/>if (req.http.host ~ "(?i)rehan.com") {</text:p>
      <text:p text:style-name="P7"># <text:s text:c="7"/>set req.backend_hint = nginx;</text:p>
      <text:p text:style-name="P7"># <text:s text:c="3"/>}</text:p>
      <text:p text:style-name="P7"/>
      <text:p text:style-name="P7"># <text:s text:c="3"/>if (req.http.host ~ "(?i)rehan.com") {</text:p>
      <text:p text:style-name="P7"># <text:s text:c="7"/>set req.backend_hint = apache;</text:p>
      <text:p text:style-name="P7"># <text:s text:c="3"/>}</text:p>
      <text:p text:style-name="P7"/>
      <text:p text:style-name="P7"><text:s text:c="4"/># Happens before we check if we have this in cache already.</text:p>
      <text:p text:style-name="P7"><text:s text:c="4"/>#</text:p>
      <text:p text:style-name="P7"><text:s text:c="4"/># Typically you clean up the request here, removing cookies you don't need,</text:p>
      <text:p text:style-name="P7"><text:s text:c="4"/># rewriting the request, etc.</text:p>
      <text:p text:style-name="P7">}</text:p>
      <text:p text:style-name="P7"/>
      <text:p text:style-name="P7">sub vcl_backend_response {</text:p>
      <text:p text:style-name="P7"/>
      <text:p text:style-name="P7"><text:s text:c="4"/>if (bereq.url ~ "\.(png|gif|jpg|swf|css|js)$") {</text:p>
      <text:p text:style-name="P7"/>
      <text:p text:style-name="P7"><text:s text:c="4"/>set beresp.ttl = 10d;</text:p>
      <text:p text:style-name="P7"><text:s text:c="4"/>set beresp.http.cache-control = "public, max-age=86400";</text:p>
      <text:p text:style-name="P7"><text:s text:c="4"/>} else {</text:p>
      <text:p text:style-name="P7"><text:s text:c="8"/>set beresp.ttl = 10m;</text:p>
      <text:p text:style-name="P7"><text:s text:c="4"/>}</text:p>
      <text:p text:style-name="P7"><text:s text:c="4"/># Happens after we have read the response headers from the backend.</text:p>
      <text:p text:style-name="P7"><text:s text:c="4"/>#</text:p>
      <text:p text:style-name="P7"><text:s text:c="4"/># Here you clean the response headers, removing silly Set-Cookie headers</text:p>
      <text:p text:style-name="P7"><text:s text:c="4"/># and other mistakes your backend does.</text:p>
      <text:p text:style-name="P7">}</text:p>
      <text:p text:style-name="P7"/>
      <text:p text:style-name="P7">sub vcl_deliver {</text:p>
      <text:p text:style-name="P7"/>
      <text:p text:style-name="P7"><text:s text:c="4"/>if (obj.hits &gt; 0) {</text:p>
      <text:p text:style-name="P7"><text:soft-page-break/><text:s text:c="8"/>set resp.http.X-Cache = "HIT";</text:p>
      <text:p text:style-name="P7"><text:s text:c="4"/>} else {</text:p>
      <text:p text:style-name="P7"><text:s text:c="8"/>set resp.http.X-Cache = "MISS";</text:p>
      <text:p text:style-name="P7"><text:s text:c="4"/>}</text:p>
      <text:p text:style-name="P7"/>
      <text:p text:style-name="P7"><text:s text:c="4"/># Happens when we have all the pieces we need, and are about to send the</text:p>
      <text:p text:style-name="P7"><text:s text:c="4"/># response to the client.</text:p>
      <text:p text:style-name="P7"><text:s text:c="4"/>#</text:p>
      <text:p text:style-name="P7"><text:s text:c="4"/># You can do accounting or modifying the final object here.</text:p>
      <text:p text:style-name="P7">}</text:p>
      <text:p text:style-name="P7"/>
      <text:p text:style-name="P7"/>
      <text:p text:style-name="P10">sudo systemctl restart apache2</text:p>
      <text:p text:style-name="P10">sudo systemctl restart varni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1:47:36.738378479</meta:creation-date>
    <dc:date>2023-05-03T14:47:04.334475531</dc:date>
    <meta:editing-duration>PT5H49M2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191" meta:word-count="868" meta:character-count="6283" meta:non-whitespace-character-count="5129"/>
  </office:meta>
</office:document-meta>
</file>